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v Vol Monthly Regular ||Vol: C: - Development ||Zone: DevToDo - DevToDo ||Step: File Actions started. ||Zone: 9.000000 (9.000000) of 20.000000 ||Server: VolRavenPc - <text:s/>started on 2021-11-22 16:00:17 0:00:01 ||VolumeUsed: 10149337743.359985 of <text:s text:c="2"/>978,856,534,016</text:p>
      <text:p text:style-name="Standard">----------------------------------------------------------</text:p>
      <text:p text:style-name="Standard">Zones Processed: </text:p>
      <text:p text:style-name="Standard">----------------------------------------------------------</text:p>
      <text:p text:style-name="Standard">Volume started.</text:p>
      <text:p text:style-name="Standard"/>
      <text:p text:style-name="Standard">Zone: 1.000000 0.000000 0:00:03 Boot Boot</text:p>
      <text:p text:style-name="Standard"><text:tab/>A-( size 0.861496 / actual gap 1.528290 / act size 2.389786) </text:p>
      <text:p text:style-name="Standard"><text:tab/>- [begin 0.000000 / <text:s/>zone end 0.861496 / gap used 1.528290 / gap unused 64.291690 / round up 0.010000]</text:p>
      <text:p text:style-name="Standard"><text:tab/>A-( size 0.000000 / actual gap 1.528286 / act size 1.528286) </text:p>
      <text:p text:style-name="Standard"><text:tab/>- [begin 0.861500 / <text:s/>zone end 0.861500 / gap used 1.528286 / gap unused 64.292054 / round up 0.010000]</text:p>
      <text:p text:style-name="Standard">Zone: 2.000000 0.000000 0:00:04 BootData BootData</text:p>
      <text:p text:style-name="Standard"><text:tab/>A-( size 0.083262 / actual gap 2.306525 / act size 2.389787) </text:p>
      <text:p text:style-name="Standard"><text:tab/>- [begin 2.389786 / <text:s/>zone end 2.473048 / gap used 2.306525 / gap unused 62.763768 / round up 0.010000]</text:p>
      <text:p text:style-name="Standard"><text:tab/>A-( size 0.000000 / actual gap 2.306413 / act size 2.306413) </text:p>
      <text:p text:style-name="Standard"><text:tab/>- [begin 2.473160 / <text:s/>zone end 2.473160 / gap used 2.306413 / gap unused 62.763692 / round up 0.010000]</text:p>
      <text:p text:style-name="Standard">Zone: 3.000000 0.000000 0:00:04 ProgramHints ProgramHints</text:p>
      <text:p text:style-name="Standard">Zone: 4.000000 0.000000 0:00:04 ProgramHintsData ProgramHintsData</text:p>
      <text:p text:style-name="Standard">Zone: 5.000000 0.000000 0:00:04 Programs Programs</text:p>
      <text:p text:style-name="Standard"><text:tab/>A-( size 16.393077 / actual gap 2.725216 / act size 19.118293) </text:p>
      <text:p text:style-name="Standard"><text:tab/>- [begin 4.779572 / <text:s/>zone end 21.172649 / gap used 2.725216 / gap unused 59.653403 / round up 0.020000]</text:p>
      <text:p text:style-name="Standard"><text:tab/>A-( size 0.000000 / actual gap 2.725184 / act size 2.725184) </text:p>
      <text:p text:style-name="Standard"><text:tab/>- [begin 21.172681 / <text:s/>zone end 21.172681 / gap used 2.725184 / gap unused 59.653888 / round up 0.020000]</text:p>
      <text:p text:style-name="Standard">Zone: 6.000000 0.000000 0:00:04 ProgramsWindows !ZoneLabelProgramsWidows!</text:p>
      <text:p text:style-name="Standard"><text:tab/>A-( size 6.890293 / actual gap 2.668853 / act size 9.559146) </text:p>
      <text:p text:style-name="Standard"><text:tab/>- [begin 23.897864 / <text:s/>zone end 30.788157 / gap used 2.668853 / gap unused 56.910901 / round up 0.020000]</text:p>
      <text:p text:style-name="Standard"><text:tab/>A-( size 0.000000 / actual gap 2.881185 / act size 2.881185) </text:p>
      <text:p text:style-name="Standard"><text:tab/>- [begin 30.575825 / <text:s/>zone end 30.575825 / gap used 2.881185 / gap unused 57.022992 / round up 0.020000]</text:p>
      <text:p text:style-name="Standard">Zone: 7.000000 0.000000 0:00:05 ProgramsData ProgramsData</text:p>
      <text:p text:style-name="Standard"><text:tab/>A-( size 1.382826 / actual gap 3.396747 / act size 4.779573) </text:p>
      <text:p text:style-name="Standard"><text:tab/>- [begin 33.457010 / <text:s/>zone end 34.839836 / gap used 3.396747 / gap unused 53.935479 / round up 0.020000]</text:p>
      <text:p text:style-name="Standard"><text:tab/>A-( size 0.000000 / actual gap 3.444209 / act size 3.444209) </text:p>
      <text:p text:style-name="Standard"><text:tab/>- [begin 34.792374 / <text:s/>zone end 34.792374 / gap used 3.444209 / gap unused 53.965362 / round up 0.020000]</text:p>
      <text:p text:style-name="Standard">Zone: 8.000000 0.000000 0:00:05 IdeScripts IdeScripts</text:p>
      <text:p text:style-name="Standard"><text:tab/>A-( size 1.852352 / actual gap 2.927221 / act size 4.779573) </text:p>
      <text:p text:style-name="Standard"><text:soft-page-break/><text:tab/>- [begin 38.236583 / <text:s/>zone end 40.088935 / gap used 2.927221 / gap unused 50.489726 / round up 0.010000]</text:p>
      <text:p text:style-name="Standard"><text:tab/>A-( size 0.000000 / actual gap 0.537435 / act size 0.537435) </text:p>
      <text:p text:style-name="Standard"><text:tab/>- [begin 40.088935 / <text:s/>zone end 40.088935 / gap used 0.537435 / gap unused 50.488974 / round up 0.010000]</text:p>
      <text:p text:style-name="Standard">Zone: 9.000000 0.000000 0:00:05 DevToDo DevToDo</text:p>
      <text:p text:style-name="Standard"><text:tab/>A-( size 7.081281 / actual gap 2.477866 / act size 9.559147) </text:p>
      <text:p text:style-name="Standard"><text:tab/>- [begin 40.626369 / <text:s/>zone end 47.707650 / gap used 2.477866 / gap unused 49.471477 / round up 0.010000]</text:p>
      <text:p text:style-name="Standard">----------------------------------------------------------</text:p>
      <text:p text:style-name="Standard">Zone Processing Step:</text:p>
      <text:p text:style-name="Standard">Zone started.</text:p>
      <text:p text:style-name="Standard">1.000000 Selecting Files.</text:p>
      <text:p text:style-name="Standard">2.000000 Calculating Gap.</text:p>
      <text:p text:style-name="Standard">3.000000 File Actions started.</text:p>
      <text:p text:style-name="Standard"><text:s text:c="4"/></text:p>
      <text:p text:style-name="Standard">----------------------------------------------------------</text:p>
      <text:p text:style-name="Standard">----------------------------------------------------------</text:p>
      <text:p text:style-name="Standard">Current Zone:</text:p>
      <text:p text:style-name="Standard">----------------------------------------------------------</text:p>
      <text:p text:style-name="Standard">Zone: 8.000000 IdeScripts IdeScripts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0.537435 (0.224888%)</text:p>
      <text:p text:style-name="Standard"><text:s text:c="16"/>Total: 0.537435 (17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40.088935 (0.000000%)</text:p>
      <text:p text:style-name="Standard"><text:s text:c="12"/>Files End: 40.088935</text:p>
      <text:p text:style-name="Standard"><text:s text:c="13"/>Zone End: 40.626370 (17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oft-page-break/><text:s text:c="9"/>Gap Requested: 5.000000%</text:p>
      <text:p text:style-name="Standard"><text:s text:c="7"/>Volume Rounding: 1.000000%</text:p>
      <text:p text:style-name="Standard"><text:s text:c="12"/>Actual Gap: 0.224888% (0.537435)</text:p>
      <text:p text:style-name="Standard"><text:s text:c="17"/></text:p>
      <text:p text:style-name="Standard"><text:s text:c="15"/>The desired min gap size. (GapRequested): 2.330431 <text:s/>(Loc) 42.419366</text:p>
      <text:p text:style-name="Standard"><text:s text:c="14"/>Must be half the zone size. (GapAdjusted): 0.000000 <text:s/>(---) 40.088935</text:p>
      <text:p text:style-name="Standard"><text:s text:c="15"/>Align to the volume evenly. (GapRounded): 0.537435 <text:s/>(---) 40.626370</text:p>
      <text:p text:style-name="Standard"><text:s text:c="10"/>The remaining space available. (GapAvailable): 50.488974 <text:s/>(---) 90.577909</text:p>
      <text:p text:style-name="Standard"><text:s text:c="6"/>The lower of adjusted and available. (GapCurrent): 0.537435 <text:s/>(---) 40.626370</text:p>
      <text:p text:style-name="Standard"><text:s text:c="4"/>(GapCurrent) after any code you inserted. (GapUsed): 0.537435 <text:s/>(---) 40.626370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34363597928.495697 (3.510586%)</text:p>
      <text:p text:style-name="Standard"><text:s text:c="19"/>Total Used: 118683916943.359990 (45.255135%)</text:p>
      <text:p text:style-name="Standard"><text:s text:c="9"/>Volume Used by Zones: 2201333022.720001 (0.224888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IdeScripts</text:p>
      <text:p text:style-name="Standard"># IdeScript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oft-page-break/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oft-page-break/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oft-page-break/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# Bad idea. This pushed lots of programs and data to archive.</text:p>
      <text:p text:style-name="Standard"><text:s text:c="2"/># DirectoryName("$*")</text:p>
      <text:p text:style-name="Standard"><text:s text:c="2"/># or DirectoryName("0*")</text:p>
      <text:p text:style-name="Standard"><text:s text:c="2"/># or DirectoryName("1*")</text:p>
      <text:p text:style-name="Standard"><text:s text:c="2"/># or DirectoryName("2*")</text:p>
      <text:p text:style-name="Standard"><text:s text:c="2"/># or DirectoryName("3*")</text:p>
      <text:p text:style-name="Standard"><text:s text:c="2"/># or DirectoryName("4*")</text:p>
      <text:p text:style-name="Standard"><text:s text:c="2"/># or DirectoryName("5*")</text:p>
      <text:p text:style-name="Standard"><text:s text:c="2"/># or DirectoryName("6*")</text:p>
      <text:p text:style-name="Standard"><text:s text:c="2"/># or DirectoryName("7*")</text:p>
      <text:p text:style-name="Standard"><text:s text:c="2"/># or DirectoryName("8*")</text:p>
      <text:p text:style-name="Standard"><text:s text:c="2"/># or DirectoryName("9*")</text:p>
      <text:p text:style-name="Standard"><text:s text:c="2"/># or </text:p>
      <text:p text:style-name="Standard"><text:s text:c="2"/>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oft-page-break/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<text:soft-page-break/># IdeScripts</text:p>
      <text:p text:style-name="Standard">and ( </text:p>
      <text:p text:style-name="Standard"># Ide start.</text:p>
      <text:p text:style-name="Standard">(</text:p>
      <text:p text:style-name="Standard"><text:s text:c="4"/>DirectoryName("Ide*")</text:p>
      <text:p text:style-name="Standard"><text:s text:c="4"/>or DirectoryName("Java*")</text:p>
      <text:p text:style-name="Standard"><text:s text:c="4"/>or DirectoryName("Os")</text:p>
      <text:p text:style-name="Standard">)</text:p>
      <text:p text:style-name="Standard"># Ide end.</text:p>
      <text:p text:style-name="Standard"/>
      <text:p text:style-name="Standard"># IdeScripts</text:p>
      <text:p text:style-name="Standard">or <text:s/></text:p>
      <text:p text:style-name="Standard"># Scripts start.</text:p>
      <text:p text:style-name="Standard">(</text:p>
      <text:p text:style-name="Standard"><text:s text:c="2"/>DirectoryName("*Script*")</text:p>
      <text:p text:style-name="Standard">)</text:p>
      <text:p text:style-name="Standard"># Scripts end.</text:p>
      <text:p text:style-name="Standard"/>
      <text:p text:style-name="Standard"># IdeScripts</text:p>
      <text:p text:style-name="Standard">)</text:p>
      <text:p text:style-name="Standard"># IdeScripts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----------------------------------------------------------</text:p>
      <text:p text:style-name="Standard">Volume Statistics:</text:p>
      <text:p text:style-name="Standard">----------------------------------------------------------</text:p>
      <text:p text:style-name="Standard">VOLUME: C: !VolumeDescription</text:p>
      <text:p text:style-name="Standard">!.</text:p>
      <text:p text:style-name="Standard">.</text:p>
      <text:p text:style-name="Standard">Volume: C:</text:p>
      <text:p text:style-name="Standard">.</text:p>
      <text:p text:style-name="Standard">----------------------------------------------------------</text:p>
      <text:p text:style-name="Standard">VOLUME: C: Development</text:p>
      <text:p text:style-name="Standard"><text:soft-page-break/>----------------------------------------------------------</text:p>
      <text:p text:style-name="Standard">----------------------------------------------------------</text:p>
      <text:p text:style-name="Standard">SUMMARY: C: Development</text:p>
      <text:p text:style-name="Standard">Divisor: (0.000000) <text:s/></text:p>
      <text:p text:style-name="Standard"><text:s text:c="10"/>Volume Size: <text:s text:c="8"/>978,856,534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Used: <text:s text:c="8"/>718,922,584,064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Free: <text:s text:c="8"/>259,933,949,952,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9"/></text:p>
      <text:p text:style-name="Standard"><text:s text:c="5"/>Volume Used Calc: <text:s text:c="6"/>!VolumeUsedTotal!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6"/>Volume Free Adj: <text:s text:c="6"/>190908862015.523680</text:p>
      <text:p text:style-name="Standard"><text:s text:c="4"/>Bytes per cluster: <text:s text:c="22"/>0 bytes</text:p>
      <text:p text:style-name="Standard"/>
      <text:p text:style-name="Standard"><text:s text:c="3"/>Unfragmented Items: <text:s text:c="22"/>0</text:p>
      <text:p text:style-name="Standard"><text:s text:c="5"/>Fragmented Items: <text:s text:c="22"/>0</text:p>
      <text:p text:style-name="Standard"/>
      <text:p text:style-name="Standard"><text:s text:c="4"/>Unfragmented Data: <text:s text:c="22"/>0 bytes</text:p>
      <text:p text:style-name="Standard"><text:s text:c="6"/>Fragmented Data: <text:s text:c="22"/>0 bytes</text:p>
      <text:p text:style-name="Standard"/>
      <text:p text:style-name="Standard"><text:s text:c="13"/>All Gaps: <text:s text:c="17"/>61,823</text:p>
      <text:p text:style-name="Standard"><text:s text:c="13"/>All gaps: <text:s text:c="22"/>0 bytes</text:p>
      <text:p text:style-name="Standard"><text:s text:c="10"/>Average gap: <text:s text:c="22"/>0 bytes</text:p>
      <text:p text:style-name="Standard"><text:s text:c="11"/>Median gap: <text:s text:c="22"/>0 bytes</text:p>
      <text:p text:style-name="Standard"><text:s text:c="10"/>Biggest gap: <text:s text:c="22"/>0 bytes</text:p>
      <text:p text:style-name="Standard"/>
      <text:p text:style-name="Standard"><text:soft-page-break/><text:s text:c="13"/>MFT Zone: <text:s text:c="6"/>Shares Location: 29365696020.480000 </text:p>
      <text:p text:style-name="Standard"><text:s text:c="17"/>Size: <text:s text:c="22"/>0 Gap: 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Development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Unknown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5"/>0 bytes</text:p>
      <text:p text:style-name="Standard">Average end-begin distance: <text:s text:c="11"/>0.0000 clusters</text:p>
      <text:p text:style-name="Standard"><text:s text:c="28"/>--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16"/>0</text:p>
      <text:p text:style-name="Standard"><text:s text:c="2"/>Fragmented Items: <text:s text:c="16"/>0</text:p>
      <text:p text:style-name="Standard"><text:s/>Unfragmented Data: <text:s text:c="16"/>0 bytes</text:p>
      <text:p text:style-name="Standard"><text:s text:c="3"/>Fragmented Data: <text:s text:c="16"/>0 bytes</text:p>
      <text:p text:style-name="Standard">Gaps:</text:p>
      <text:p text:style-name="Standard"><text:s text:c="10"/>All Gaps: <text:s text:c="11"/>61,823</text:p>
      <text:p text:style-name="Standard"><text:s text:c="10"/>All gaps: <text:s text:c="16"/>0 bytes</text:p>
      <text:p text:style-name="Standard"><text:s text:c="7"/>Average gap: <text:s text:c="16"/>0 bytes</text:p>
      <text:p text:style-name="Standard"><text:s text:c="8"/>Median gap: <text:s text:c="16"/>0 bytes</text:p>
      <text:p text:style-name="Standard"><text:s text:c="7"/>Biggest gap: <text:s text:c="16"/>0 bytes</text:p>
      <text:p text:style-name="Standard"/>
      <text:p text:style-name="Standard"><text:soft-page-break/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56,694 <text:s text:c="10"/>91.7037%</text:p>
      <text:p text:style-name="Standard"><text:s text:c="3"/>Big gaps <text:s text:c="16"/>5,129 <text:s text:c="11"/>8.2963%</text:p>
      <text:p text:style-name="Standard"><text:s text:c="16"/>----------------- -----------------</text:p>
      <text:p text:style-name="Standard"><text:s text:c="3"/>All gaps <text:s text:c="15"/>61,823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18"/>0 <text:s text:c="11"/>0.0000 <text:s text:c="11"/>9.5852%</text:p>
      <text:p text:style-name="Standard"><text:s text:c="3"/>Big gaps <text:s text:c="20"/>0 <text:s text:c="11"/>0.0000 <text:s text:c="10"/>90.4148%</text:p>
      <text:p text:style-name="Standard"><text:s text:c="16"/>----------------- ----------------- -----------------</text:p>
      <text:p text:style-name="Standard"><text:s text:c="3"/>All gaps <text:s text:c="20"/>0 <text:s text:c="11"/>0.0000 <text:s text:c="9"/>100.0000%</text:p>
      <text:p text:style-name="Standard"/>
      <text:p text:style-name="Standard"><text:s text:c="3"/>Average gap <text:s text:c="17"/>0 <text:s text:c="11"/>0.0000 <text:s text:c="11"/>0.0016%</text:p>
      <text:p text:style-name="Standard"><text:s text:c="3"/>Median gap <text:s text:c="18"/>0 <text:s text:c="11"/>0.0000 <text:s text:c="11"/>0.0001%</text:p>
      <text:p text:style-name="Standard"><text:s text:c="3"/>Biggest gap <text:s text:c="17"/>0 <text:s text:c="11"/>0.0000 <text:s text:c="11"/>2.1505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oft-page-break/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<text:soft-page-break/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oft-page-break/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.</text:p>
      <text:p text:style-name="Standard">!Title! started.</text:p>
      <text:p text:style-name="Standard">2021-11-22 16:00:19.</text:p>
      <text:p text:style-name="Standard">.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!VolumeDescription</text:p>
      <text:p text:style-name="Standard">!.</text:p>
      <text:p text:style-name="Standard">.</text:p>
      <text:p text:style-name="Standard">Volume: C:</text:p>
      <text:p text:style-name="Standard">.</text:p>
      <text:p text:style-name="Standard">----------------------------------------------------------</text:p>
      <text:p text:style-name="Standard">VOLUME: C: Development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Development</text:p>
      <text:p text:style-name="Standard">Divisor: (0.000000) <text:s/></text:p>
      <text:p text:style-name="Standard"><text:s text:c="10"/>Volume Size: <text:s text:c="8"/>978,856,534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Used: <text:s text:c="8"/>718,922,584,064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Free: <text:s text:c="8"/>259,933,949,952,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9"/></text:p>
      <text:p text:style-name="Standard"><text:soft-page-break/><text:s text:c="5"/>Volume Used Calc: <text:s text:c="6"/>!VolumeUsedTotal!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6"/>Volume Free Adj: <text:s text:c="6"/>190908862015.523680</text:p>
      <text:p text:style-name="Standard"><text:s text:c="4"/>Bytes per cluster: <text:s text:c="22"/>0 bytes</text:p>
      <text:p text:style-name="Standard"/>
      <text:p text:style-name="Standard"><text:s text:c="3"/>Unfragmented Items: <text:s text:c="22"/>0</text:p>
      <text:p text:style-name="Standard"><text:s text:c="5"/>Fragmented Items: <text:s text:c="22"/>0</text:p>
      <text:p text:style-name="Standard"/>
      <text:p text:style-name="Standard"><text:s text:c="4"/>Unfragmented Data: <text:s text:c="22"/>0 bytes</text:p>
      <text:p text:style-name="Standard"><text:s text:c="6"/>Fragmented Data: <text:s text:c="22"/>0 bytes</text:p>
      <text:p text:style-name="Standard"/>
      <text:p text:style-name="Standard"><text:s text:c="13"/>All Gaps: <text:s text:c="17"/>61,823</text:p>
      <text:p text:style-name="Standard"><text:s text:c="13"/>All gaps: <text:s text:c="22"/>0 bytes</text:p>
      <text:p text:style-name="Standard"><text:s text:c="10"/>Average gap: <text:s text:c="22"/>0 bytes</text:p>
      <text:p text:style-name="Standard"><text:s text:c="11"/>Median gap: <text:s text:c="22"/>0 bytes</text:p>
      <text:p text:style-name="Standard"><text:s text:c="10"/>Biggest gap: <text:s text:c="22"/>0 bytes</text:p>
      <text:p text:style-name="Standard"/>
      <text:p text:style-name="Standard"><text:s text:c="13"/>MFT Zone: <text:s text:c="6"/>Shares Location: 29365696020.480000 </text:p>
      <text:p text:style-name="Standard"><text:s text:c="17"/>Size: <text:s text:c="22"/>0 Gap: 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Development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Unknown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><text:soft-page-break/></text:p>
      <text:p text:style-name="Standard">Bytes per cluster: <text:s text:c="25"/>0 bytes</text:p>
      <text:p text:style-name="Standard">Average end-begin distance: <text:s text:c="11"/>0.0000 clusters</text:p>
      <text:p text:style-name="Standard"><text:s text:c="28"/>--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16"/>0</text:p>
      <text:p text:style-name="Standard"><text:s text:c="2"/>Fragmented Items: <text:s text:c="16"/>0</text:p>
      <text:p text:style-name="Standard"><text:s/>Unfragmented Data: <text:s text:c="16"/>0 bytes</text:p>
      <text:p text:style-name="Standard"><text:s text:c="3"/>Fragmented Data: <text:s text:c="16"/>0 bytes</text:p>
      <text:p text:style-name="Standard">Gaps:</text:p>
      <text:p text:style-name="Standard"><text:s text:c="10"/>All Gaps: <text:s text:c="11"/>61,823</text:p>
      <text:p text:style-name="Standard"><text:s text:c="10"/>All gaps: <text:s text:c="16"/>0 bytes</text:p>
      <text:p text:style-name="Standard"><text:s text:c="7"/>Average gap: <text:s text:c="16"/>0 bytes</text:p>
      <text:p text:style-name="Standard"><text:s text:c="8"/>Median gap: <text:s text:c="16"/>0 bytes</text:p>
      <text:p text:style-name="Standard"><text:s text:c="7"/>Biggest gap: <text:s text:c="16"/>0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56,694 <text:s text:c="10"/>91.7037%</text:p>
      <text:p text:style-name="Standard"><text:s text:c="3"/>Big gaps <text:s text:c="16"/>5,129 <text:s text:c="11"/>8.2963%</text:p>
      <text:p text:style-name="Standard"><text:s text:c="16"/>----------------- -----------------</text:p>
      <text:p text:style-name="Standard"><text:s text:c="3"/>All gaps <text:s text:c="15"/>61,823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18"/>0 <text:s text:c="11"/>0.0000 <text:s text:c="11"/>9.5852%</text:p>
      <text:p text:style-name="Standard"><text:soft-page-break/><text:s text:c="3"/>Big gaps <text:s text:c="20"/>0 <text:s text:c="11"/>0.0000 <text:s text:c="10"/>90.4148%</text:p>
      <text:p text:style-name="Standard"><text:s text:c="16"/>----------------- ----------------- -----------------</text:p>
      <text:p text:style-name="Standard"><text:s text:c="3"/>All gaps <text:s text:c="20"/>0 <text:s text:c="11"/>0.0000 <text:s text:c="9"/>100.0000%</text:p>
      <text:p text:style-name="Standard"/>
      <text:p text:style-name="Standard"><text:s text:c="3"/>Average gap <text:s text:c="17"/>0 <text:s text:c="11"/>0.0000 <text:s text:c="11"/>0.0016%</text:p>
      <text:p text:style-name="Standard"><text:s text:c="3"/>Median gap <text:s text:c="18"/>0 <text:s text:c="11"/>0.0000 <text:s text:c="11"/>0.0001%</text:p>
      <text:p text:style-name="Standard"><text:s text:c="3"/>Biggest gap <text:s text:c="17"/>0 <text:s text:c="11"/>0.0000 <text:s text:c="11"/>2.1505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<text:soft-page-break/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oft-page-break/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.</text:p>
      <text:p text:style-name="Standard">!Title! started.</text:p>
      <text:p text:style-name="Standard">2021-11-22 16:00:19.</text:p>
      <text:p text:style-name="Standard">.</text:p>
      <text:p text:style-name="Standard">Divisor: (4096000000.000000) <text:s/></text:p>
      <text:p text:style-name="Standard"><text:s text:c="10"/>Volume Size: <text:s text:c="8"/>978,856,534,016 (238.978646)</text:p>
      <text:p text:style-name="Standard"><text:s text:c="10"/>Volume Used: <text:s text:c="8"/>719,146,737,664 (175.572934)</text:p>
      <text:p text:style-name="Standard"><text:s text:c="10"/>Volume Free: <text:s text:c="8"/>259,709,796,352, (63.405712)</text:p>
      <text:p text:style-name="Standard"><text:s text:c="9"/></text:p>
      <text:p text:style-name="Standard"><text:s text:c="5"/>Volume Used Calc: <text:s text:c="6"/>29365696020.480000 (63.405712)</text:p>
      <text:p text:style-name="Standard"><text:s text:c="6"/>Volume Free Adj: <text:s text:c="6"/>190908877380.531680</text:p>
      <text:p text:style-name="Standard"><text:soft-page-break/><text:s text:c="4"/>Bytes per cluster: <text:s text:c="18"/>4,096 bytes</text:p>
      <text:p text:style-name="Standard"/>
      <text:p text:style-name="Standard"><text:s text:c="3"/>Unfragmented Items: <text:s text:c="14"/>2,214,398</text:p>
      <text:p text:style-name="Standard"><text:s text:c="5"/>Fragmented Items: <text:s text:c="18"/>4,272</text:p>
      <text:p text:style-name="Standard"/>
      <text:p text:style-name="Standard"><text:s text:c="4"/>Unfragmented Data: <text:s text:c="8"/>558,320,553,984 bytes</text:p>
      <text:p text:style-name="Standard"><text:s text:c="6"/>Fragmented Data: <text:s text:c="8"/>160,557,449,216 bytes</text:p>
      <text:p text:style-name="Standard"/>
      <text:p text:style-name="Standard"><text:s text:c="13"/>All Gaps: <text:s text:c="17"/>61,715</text:p>
      <text:p text:style-name="Standard"><text:s text:c="13"/>All gaps: <text:s text:c="8"/>259,741,159,424 bytes</text:p>
      <text:p text:style-name="Standard"><text:s text:c="10"/>Average gap: <text:s text:c="14"/>4,206,592 bytes</text:p>
      <text:p text:style-name="Standard"><text:s text:c="11"/>Median gap: <text:s text:c="16"/>135,168 bytes</text:p>
      <text:p text:style-name="Standard"><text:s text:c="10"/>Biggest gap: <text:s text:c="10"/>5,590,450,176 bytes</text:p>
      <text:p text:style-name="Standard"/>
      <text:p text:style-name="Standard"><text:s text:c="13"/>MFT Zone: <text:s text:c="6"/>Shares Location: 29365696020.480000 </text:p>
      <text:p text:style-name="Standard"><text:s text:c="17"/>Size: <text:s text:c="22"/>0 Gap: 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!VolumeDescription</text:p>
      <text:p text:style-name="Standard">!.</text:p>
      <text:p text:style-name="Standard">.</text:p>
      <text:p text:style-name="Standard">Volume: C:</text:p>
      <text:p text:style-name="Standard">.</text:p>
      <text:p text:style-name="Standard">----------------------------------------------------------</text:p>
      <text:p text:style-name="Standard">VOLUME: C: Development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Development</text:p>
      <text:p text:style-name="Standard">Divisor: (0.000000) <text:s/></text:p>
      <text:p text:style-name="Standard"><text:s text:c="10"/>Volume Size: <text:s text:c="8"/>978,856,534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Used: <text:s text:c="8"/>718,922,584,064 (1797693134862315700000000000000000000000000000000000000000000000000000000000000000000000000000000000000000000000<text:soft-page-break/>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Free: <text:s text:c="8"/>259,933,949,952,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9"/></text:p>
      <text:p text:style-name="Standard"><text:s text:c="5"/>Volume Used Calc: <text:s text:c="6"/>!VolumeUsedTotal!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6"/>Volume Free Adj: <text:s text:c="6"/>190908862015.523680</text:p>
      <text:p text:style-name="Standard"><text:s text:c="4"/>Bytes per cluster: <text:s text:c="22"/>0 bytes</text:p>
      <text:p text:style-name="Standard"/>
      <text:p text:style-name="Standard"><text:s text:c="3"/>Unfragmented Items: <text:s text:c="22"/>0</text:p>
      <text:p text:style-name="Standard"><text:s text:c="5"/>Fragmented Items: <text:s text:c="22"/>0</text:p>
      <text:p text:style-name="Standard"/>
      <text:p text:style-name="Standard"><text:s text:c="4"/>Unfragmented Data: <text:s text:c="22"/>0 bytes</text:p>
      <text:p text:style-name="Standard"><text:s text:c="6"/>Fragmented Data: <text:s text:c="22"/>0 bytes</text:p>
      <text:p text:style-name="Standard"/>
      <text:p text:style-name="Standard"><text:s text:c="13"/>All Gaps: <text:s text:c="17"/>61,823</text:p>
      <text:p text:style-name="Standard"><text:s text:c="13"/>All gaps: <text:s text:c="22"/>0 bytes</text:p>
      <text:p text:style-name="Standard"><text:s text:c="10"/>Average gap: <text:s text:c="22"/>0 bytes</text:p>
      <text:p text:style-name="Standard"><text:s text:c="11"/>Median gap: <text:s text:c="22"/>0 bytes</text:p>
      <text:p text:style-name="Standard"><text:s text:c="10"/>Biggest gap: <text:s text:c="22"/>0 bytes</text:p>
      <text:p text:style-name="Standard"/>
      <text:p text:style-name="Standard"><text:s text:c="13"/>MFT Zone: <text:s text:c="6"/>Shares Location: 29365696020.480000 </text:p>
      <text:p text:style-name="Standard"><text:s text:c="17"/>Size: <text:s text:c="22"/>0 Gap: 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Development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<text:soft-page-break/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Unknown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5"/>0 bytes</text:p>
      <text:p text:style-name="Standard">Average end-begin distance: <text:s text:c="11"/>0.0000 clusters</text:p>
      <text:p text:style-name="Standard"><text:s text:c="28"/>--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16"/>0</text:p>
      <text:p text:style-name="Standard"><text:s text:c="2"/>Fragmented Items: <text:s text:c="16"/>0</text:p>
      <text:p text:style-name="Standard"><text:s/>Unfragmented Data: <text:s text:c="16"/>0 bytes</text:p>
      <text:p text:style-name="Standard"><text:s text:c="3"/>Fragmented Data: <text:s text:c="16"/>0 bytes</text:p>
      <text:p text:style-name="Standard">Gaps:</text:p>
      <text:p text:style-name="Standard"><text:s text:c="10"/>All Gaps: <text:s text:c="11"/>61,823</text:p>
      <text:p text:style-name="Standard"><text:s text:c="10"/>All gaps: <text:s text:c="16"/>0 bytes</text:p>
      <text:p text:style-name="Standard"><text:s text:c="7"/>Average gap: <text:s text:c="16"/>0 bytes</text:p>
      <text:p text:style-name="Standard"><text:s text:c="8"/>Median gap: <text:s text:c="16"/>0 bytes</text:p>
      <text:p text:style-name="Standard"><text:s text:c="7"/>Biggest gap: <text:s text:c="16"/>0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56,694 <text:s text:c="10"/>91.7037%</text:p>
      <text:p text:style-name="Standard"><text:s text:c="3"/>Big gaps <text:s text:c="16"/>5,129 <text:s text:c="11"/>8.2963%</text:p>
      <text:p text:style-name="Standard"><text:s text:c="16"/>----------------- -----------------</text:p>
      <text:p text:style-name="Standard"><text:soft-page-break/><text:s text:c="3"/>All gaps <text:s text:c="15"/>61,823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18"/>0 <text:s text:c="11"/>0.0000 <text:s text:c="11"/>9.5852%</text:p>
      <text:p text:style-name="Standard"><text:s text:c="3"/>Big gaps <text:s text:c="20"/>0 <text:s text:c="11"/>0.0000 <text:s text:c="10"/>90.4148%</text:p>
      <text:p text:style-name="Standard"><text:s text:c="16"/>----------------- ----------------- -----------------</text:p>
      <text:p text:style-name="Standard"><text:s text:c="3"/>All gaps <text:s text:c="20"/>0 <text:s text:c="11"/>0.0000 <text:s text:c="9"/>100.0000%</text:p>
      <text:p text:style-name="Standard"/>
      <text:p text:style-name="Standard"><text:s text:c="3"/>Average gap <text:s text:c="17"/>0 <text:s text:c="11"/>0.0000 <text:s text:c="11"/>0.0016%</text:p>
      <text:p text:style-name="Standard"><text:s text:c="3"/>Median gap <text:s text:c="18"/>0 <text:s text:c="11"/>0.0000 <text:s text:c="11"/>0.0001%</text:p>
      <text:p text:style-name="Standard"><text:s text:c="3"/>Biggest gap <text:s text:c="17"/>0 <text:s text:c="11"/>0.0000 <text:s text:c="11"/>2.1505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oft-page-break/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<text:soft-page-break/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.</text:p>
      <text:p text:style-name="Standard">!Title! started.</text:p>
      <text:p text:style-name="Standard">2021-11-22 16:00:19.</text:p>
      <text:p text:style-name="Standard">.</text:p>
      <text:p text:style-name="Standard"><text:soft-page-break/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NTFS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1"/>4,096 bytes</text:p>
      <text:p text:style-name="Standard">Average end-begin distance: <text:s text:c="4"/>-682,922.7563 clusters</text:p>
      <text:p text:style-name="Standard"><text:s text:c="38"/>-0.2858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8"/>2,214,398</text:p>
      <text:p text:style-name="Standard"><text:s text:c="2"/>Fragmented Items: <text:s text:c="12"/>4,272</text:p>
      <text:p text:style-name="Standard"><text:s/>Unfragmented Data: <text:s text:c="2"/>558,320,553,984 bytes</text:p>
      <text:p text:style-name="Standard"><text:s text:c="3"/>Fragmented Data: <text:s text:c="2"/>160,557,449,216 bytes</text:p>
      <text:p text:style-name="Standard">Gaps:</text:p>
      <text:p text:style-name="Standard"><text:s text:c="10"/>All Gaps: <text:s text:c="11"/>61,715</text:p>
      <text:p text:style-name="Standard"><text:s text:c="10"/>All gaps: <text:s text:c="2"/>259,741,130,752 bytes</text:p>
      <text:p text:style-name="Standard"><text:s text:c="7"/>Average gap: <text:s text:c="8"/>4,206,592 bytes</text:p>
      <text:p text:style-name="Standard"><text:s text:c="8"/>Median gap: <text:s text:c="10"/>135,168 bytes</text:p>
      <text:p text:style-name="Standard"><text:s text:c="7"/>Biggest gap: <text:s text:c="4"/>5,590,450,176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oft-page-break/><text:s text:c="16"/>----------------- -----------------</text:p>
      <text:p text:style-name="Standard"><text:s text:c="3"/>Small gaps <text:s text:c="13"/>56,599 <text:s text:c="10"/>91.7103%</text:p>
      <text:p text:style-name="Standard"><text:s text:c="3"/>Big gaps <text:s text:c="16"/>5,116 <text:s text:c="11"/>8.2897%</text:p>
      <text:p text:style-name="Standard"><text:s text:c="16"/>----------------- -----------------</text:p>
      <text:p text:style-name="Standard"><text:s text:c="3"/>All gaps <text:s text:c="15"/>61,715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5"/>24,930,533,376 <text:s text:c="10"/>23.2184 <text:s text:c="11"/>9.5982%</text:p>
      <text:p text:style-name="Standard"><text:s text:c="3"/>Big gaps <text:s text:c="6"/>234,810,597,376 <text:s text:c="9"/>218.6844 <text:s text:c="10"/>90.4018%</text:p>
      <text:p text:style-name="Standard"><text:s text:c="16"/>----------------- ----------------- -----------------</text:p>
      <text:p text:style-name="Standard"><text:s text:c="3"/>All gaps <text:s text:c="6"/>259,741,130,752 <text:s text:c="9"/>241.9028 <text:s text:c="9"/>100.0000%</text:p>
      <text:p text:style-name="Standard"/>
      <text:p text:style-name="Standard"><text:s text:c="3"/>Average gap <text:s text:c="9"/>4,206,592 <text:s text:c="11"/>0.0039 <text:s text:c="11"/>0.0016%</text:p>
      <text:p text:style-name="Standard"><text:s text:c="3"/>Median gap <text:s text:c="12"/>135,168 <text:s text:c="11"/>0.0001 <text:s text:c="11"/>0.0001%</text:p>
      <text:p text:style-name="Standard"><text:s text:c="3"/>Biggest gap <text:s text:c="5"/>5,590,450,176 <text:s text:c="11"/>5.2065 <text:s text:c="11"/>2.1523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0"/>1,843,367 <text:s text:c="12"/>4,256 <text:s text:c="8"/>1,847,623</text:p>
      <text:p text:style-name="Standard"><text:s text:c="3"/>Folders <text:s text:c="10"/>371,031 <text:s text:c="15"/>16 <text:s text:c="10"/>371,047</text:p>
      <text:p text:style-name="Standard"><text:s text:c="3"/>------- ----------------- ----------------- -----------------</text:p>
      <text:p text:style-name="Standard"><text:s text:c="3"/>All <text:s text:c="12"/>2,214,398 <text:s text:c="12"/>4,272 <text:s text:c="8"/>2,218,670</text:p>
      <text:p text:style-name="Standard"/>
      <text:p text:style-name="Standard"><text:soft-page-break/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83.0843% <text:s text:c="10"/>0.1918% <text:s text:c="9"/>83.2762%</text:p>
      <text:p text:style-name="Standard"><text:s text:c="3"/>Folders <text:s text:c="10"/>16.7231% <text:s text:c="10"/>0.0007% <text:s text:c="9"/>16.7238%</text:p>
      <text:p text:style-name="Standard"><text:s text:c="3"/>------- ----------------- ----------------- -----------------</text:p>
      <text:p text:style-name="Standard"><text:s text:c="3"/>All <text:s text:c="14"/>99.8075% <text:s text:c="10"/>0.1925% <text:s text:c="8"/>100.0000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557,354,070,016 <text:s text:c="2"/>160,557,129,728 <text:s text:c="2"/>717,911,199,744</text:p>
      <text:p text:style-name="Standard"><text:s text:c="3"/>Folders <text:s text:c="6"/>966,483,968 <text:s text:c="10"/>319,488 <text:s text:c="6"/>966,803,456</text:p>
      <text:p text:style-name="Standard"><text:s text:c="3"/>------- ----------------- ----------------- -----------------</text:p>
      <text:p text:style-name="Standard"><text:s text:c="3"/>All <text:s text:c="6"/>558,320,553,984 <text:s text:c="2"/>160,557,449,216 <text:s text:c="2"/>718,878,003,20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519.0764 <text:s text:c="9"/>149.5305 <text:s text:c="9"/>668.6069</text:p>
      <text:p text:style-name="Standard"><text:s text:c="3"/>Folders <text:s text:c="11"/>0.9001 <text:s text:c="11"/>0.0003 <text:s text:c="11"/>0.9004</text:p>
      <text:p text:style-name="Standard"><text:s text:c="3"/>------- ----------------- ----------------- -----------------</text:p>
      <text:p text:style-name="Standard"><text:s text:c="3"/>All <text:s text:c="13"/>519.9765 <text:s text:c="9"/>149.5308 <text:s text:c="9"/>669.5073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77.5311% <text:s text:c="9"/>22.3344% <text:s text:c="9"/>99.8655%</text:p>
      <text:p text:style-name="Standard"><text:s text:c="3"/>Folders <text:s text:c="11"/>0.1344% <text:s text:c="10"/>0.0000% <text:s text:c="10"/>0.1345%</text:p>
      <text:p text:style-name="Standard"><text:soft-page-break/><text:s text:c="3"/>------- ----------------- ----------------- -----------------</text:p>
      <text:p text:style-name="Standard"><text:s text:c="3"/>All <text:s text:c="14"/>77.6655% <text:s text:c="9"/>22.3345% <text:s text:c="8"/>100.0000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555,453,461,534 <text:s text:c="2"/>224,852,970,919 <text:s text:c="2"/>780,306,432,453</text:p>
      <text:p text:style-name="Standard"><text:s text:c="3"/>Folders <text:s text:c="6"/>966,454,022 <text:s text:c="10"/>319,488 <text:s text:c="6"/>966,773,510</text:p>
      <text:p text:style-name="Standard"><text:s text:c="3"/>------- ----------------- ----------------- -----------------</text:p>
      <text:p text:style-name="Standard"><text:s text:c="3"/>All <text:s text:c="6"/>556,419,915,556 <text:s text:c="2"/>224,853,290,407 <text:s text:c="2"/>781,273,205,963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517.3063 <text:s text:c="9"/>209.4106 <text:s text:c="9"/>726.7170</text:p>
      <text:p text:style-name="Standard"><text:s text:c="3"/>Folders <text:s text:c="11"/>0.9001 <text:s text:c="11"/>0.0003 <text:s text:c="11"/>0.9004</text:p>
      <text:p text:style-name="Standard"><text:s text:c="3"/>------- ----------------- ----------------- -----------------</text:p>
      <text:p text:style-name="Standard"><text:s text:c="3"/>All <text:s text:c="13"/>518.2064 <text:s text:c="9"/>209.4109 <text:s text:c="9"/>727.6174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71.0959% <text:s text:c="9"/>28.7803% <text:s text:c="9"/>99.8763%</text:p>
      <text:p text:style-name="Standard"><text:s text:c="3"/>Folders <text:s text:c="11"/>0.1237% <text:s text:c="10"/>0.0000% <text:s text:c="10"/>0.1237%</text:p>
      <text:p text:style-name="Standard"><text:s text:c="3"/>------- ----------------- ----------------- -----------------</text:p>
      <text:p text:style-name="Standard"><text:s text:c="3"/>All <text:s text:c="14"/>71.2196% <text:s text:c="9"/>28.7804% <text:s text:c="8"/>100.0000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<text:soft-page-break/>----------------------------------------------------------</text:p>
      <text:p text:style-name="Standard">----------------------------------------------------------</text:p>
      <text:p text:style-name="Standard">Zone Detailed Report:</text:p>
      <text:p text:style-name="Standard">----------------------------------------------------------</text:p>
      <text:p text:style-name="Standard"/>
      <text:p text:style-name="Standard"/>
      <text:p text:style-name="Standard"/>
      <text:p text:style-name="Standard">----------------------------------------------------------</text:p>
      <text:p text:style-name="Standard">Zone: 1.000000 Boot Boot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1.528286 (0.639508%)</text:p>
      <text:p text:style-name="Standard"><text:s text:c="16"/>Total: 1.528286 (1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861500 (0.000000%)</text:p>
      <text:p text:style-name="Standard"><text:s text:c="12"/>Files End: 0.861500</text:p>
      <text:p text:style-name="Standard"><text:s text:c="13"/>Zone End: 2.389786 (1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1.000000%</text:p>
      <text:p text:style-name="Standard"><text:s text:c="12"/>Actual Gap: 0.639508% (1.528286)</text:p>
      <text:p text:style-name="Standard"><text:s text:c="17"/></text:p>
      <text:p text:style-name="Standard"><text:s text:c="15"/>The desired min gap size. (GapRequested): 0.233043 <text:s/>(Loc) 1.094543</text:p>
      <text:p text:style-name="Standard"><text:s text:c="14"/>Must be half the zone size. (GapAdjusted): 0.000000 <text:s/>(---) 0.861500</text:p>
      <text:p text:style-name="Standard"><text:s text:c="15"/>Align to the volume evenly. (GapRounded): 1.528286 <text:s/>(---) 2.389786</text:p>
      <text:p text:style-name="Standard"><text:s text:c="10"/>The remaining space available. (GapAvailable): 64.292054 <text:s/>(---) 65.153554</text:p>
      <text:p text:style-name="Standard"><text:s text:c="6"/>The lower of adjusted and available. (GapCurrent): 1.528286 <text:s/>(---) 2.389786</text:p>
      <text:p text:style-name="Standard"><text:soft-page-break/><text:s text:c="4"/>(GapCurrent) after any code you inserted. (GapUsed): 1.528286 <text:s/>(---) 2.38978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909088773.805316 (0.195033%)</text:p>
      <text:p text:style-name="Standard"><text:s text:c="19"/>Total Used: 12519739064.320000 (4.821395%)</text:p>
      <text:p text:style-name="Standard"><text:s text:c="9"/>Volume Used by Zones: 6259861340.160000 (0.639508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Boot</text:p>
      <text:p text:style-name="Standard"># Boot start.</text:p>
      <text:p text:style-name="Standard">ImportListFromBootOptimize()</text:p>
      <text:p text:style-name="Standard"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.000000 Boot Boot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1.528286 (0.639508%)</text:p>
      <text:p text:style-name="Standard"><text:s text:c="16"/>Total: 1.528286 (1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861500 (0.000000%)</text:p>
      <text:p text:style-name="Standard"><text:s text:c="12"/>Files End: 0.861500</text:p>
      <text:p text:style-name="Standard"><text:s text:c="13"/>Zone End: 2.389786 (1.000000%)</text:p>
      <text:p text:style-name="Standard"><text:s text:c="6"/></text:p>
      <text:p text:style-name="Standard"><text:soft-page-break/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1.000000%</text:p>
      <text:p text:style-name="Standard"><text:s text:c="12"/>Actual Gap: 0.639508% (1.528286)</text:p>
      <text:p text:style-name="Standard"><text:s text:c="17"/></text:p>
      <text:p text:style-name="Standard"><text:s text:c="15"/>The desired min gap size. (GapRequested): 0.233043 <text:s/>(Loc) 1.094543</text:p>
      <text:p text:style-name="Standard"><text:s text:c="14"/>Must be half the zone size. (GapAdjusted): 0.000000 <text:s/>(---) 0.861500</text:p>
      <text:p text:style-name="Standard"><text:s text:c="15"/>Align to the volume evenly. (GapRounded): 1.528286 <text:s/>(---) 2.389786</text:p>
      <text:p text:style-name="Standard"><text:s text:c="10"/>The remaining space available. (GapAvailable): 64.292054 <text:s/>(---) 65.153554</text:p>
      <text:p text:style-name="Standard"><text:s text:c="6"/>The lower of adjusted and available. (GapCurrent): 1.528286 <text:s/>(---) 2.389786</text:p>
      <text:p text:style-name="Standard"><text:s text:c="4"/>(GapCurrent) after any code you inserted. (GapUsed): 1.528286 <text:s/>(---) 2.38978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909088773.805316 (0.195033%)</text:p>
      <text:p text:style-name="Standard"><text:s text:c="19"/>Total Used: 12519739064.320000 (4.821395%)</text:p>
      <text:p text:style-name="Standard"><text:s text:c="9"/>Volume Used by Zones: 6259861340.160000 (0.639508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Boot</text:p>
      <text:p text:style-name="Standard"># Boot start.</text:p>
      <text:p text:style-name="Standard">ImportListFromBootOptimize()</text:p>
      <text:p text:style-name="Standard"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4.000000 ProgramHintsData ProgramHintsData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0.000000 (0.000000%)</text:p>
      <text:p text:style-name="Standard"><text:soft-page-break/><text:s text:c="16"/>Total: 0.000000 (0.000000%)</text:p>
      <text:p text:style-name="Standard"/>
      <text:p text:style-name="Standard"><text:s text:c="8"/>Files/folders: 0.000000 (0.000000%) </text:p>
      <text:p text:style-name="Standard"><text:s text:c="12"/>Fragments: 0.00000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000000 (0.000000%)</text:p>
      <text:p text:style-name="Standard"><text:s text:c="12"/>Files End: 0.000000</text:p>
      <text:p text:style-name="Standard"><text:s text:c="13"/>Zone End: 0.000000 (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000000%</text:p>
      <text:p text:style-name="Standard"><text:s text:c="7"/>Volume Rounding: 0.000000%</text:p>
      <text:p text:style-name="Standard"><text:s text:c="12"/>Actual Gap: 0.000000% (0.000000)</text:p>
      <text:p text:style-name="Standard"><text:s text:c="17"/></text:p>
      <text:p text:style-name="Standard"><text:s text:c="15"/>The desired min gap size. (GapRequested): 0.000000 <text:s/>(Loc) 2.706203</text:p>
      <text:p text:style-name="Standard"><text:s text:c="14"/>Must be half the zone size. (GapAdjusted): 0.000000 <text:s/>(---) 2.473160</text:p>
      <text:p text:style-name="Standard"><text:s text:c="15"/>Align to the volume evenly. (GapRounded): 0.000000 <text:s/>(---) 4.779573</text:p>
      <text:p text:style-name="Standard"><text:s text:c="10"/>The remaining space available. (GapAvailable): 0.000000 <text:s/>(---) 65.236852</text:p>
      <text:p text:style-name="Standard"><text:s text:c="6"/>The lower of adjusted and available. (GapCurrent): 0.000000 <text:s/>(---) 4.779573</text:p>
      <text:p text:style-name="Standard"><text:s text:c="4"/>(GapCurrent) after any code you inserted. (GapUsed): 0.000000 <text:s/>(---) 4.77957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3818177547.610632 (0.390065%)</text:p>
      <text:p text:style-name="Standard"><text:s text:c="19"/>Total Used: 31414332456.959999 (12.101880%)</text:p>
      <text:p text:style-name="Standard"><text:s text:c="9"/>Volume Used by Zones: 9447067320.320000 (0.965113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Hints - Data files.</text:p>
      <text:p text:style-name="Standard"><text:s text:c="16"/>not(</text:p>
      <text:p text:style-name="Standard"><text:s text:c="21"/># Os PageHiberDump start.</text:p>
      <text:p text:style-name="Standard"><text:soft-page-break/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4.000000 ProgramHintsData ProgramHintsData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0.000000 (0.000000%)</text:p>
      <text:p text:style-name="Standard"><text:s text:c="16"/>Total: 0.000000 (0.000000%)</text:p>
      <text:p text:style-name="Standard"/>
      <text:p text:style-name="Standard"><text:s text:c="8"/>Files/folders: 0.000000 (0.000000%) </text:p>
      <text:p text:style-name="Standard"><text:s text:c="12"/>Fragments: 0.00000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000000 (0.000000%)</text:p>
      <text:p text:style-name="Standard"><text:s text:c="12"/>Files End: 0.000000</text:p>
      <text:p text:style-name="Standard"><text:s text:c="13"/>Zone End: 0.000000 (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000000%</text:p>
      <text:p text:style-name="Standard"><text:s text:c="7"/>Volume Rounding: 0.000000%</text:p>
      <text:p text:style-name="Standard"><text:soft-page-break/><text:s text:c="12"/>Actual Gap: 0.000000% (0.000000)</text:p>
      <text:p text:style-name="Standard"><text:s text:c="17"/></text:p>
      <text:p text:style-name="Standard"><text:s text:c="15"/>The desired min gap size. (GapRequested): 0.000000 <text:s/>(Loc) 2.706203</text:p>
      <text:p text:style-name="Standard"><text:s text:c="14"/>Must be half the zone size. (GapAdjusted): 0.000000 <text:s/>(---) 2.473160</text:p>
      <text:p text:style-name="Standard"><text:s text:c="15"/>Align to the volume evenly. (GapRounded): 0.000000 <text:s/>(---) 4.779573</text:p>
      <text:p text:style-name="Standard"><text:s text:c="10"/>The remaining space available. (GapAvailable): 0.000000 <text:s/>(---) 65.236852</text:p>
      <text:p text:style-name="Standard"><text:s text:c="6"/>The lower of adjusted and available. (GapCurrent): 0.000000 <text:s/>(---) 4.779573</text:p>
      <text:p text:style-name="Standard"><text:s text:c="4"/>(GapCurrent) after any code you inserted. (GapUsed): 0.000000 <text:s/>(---) 4.77957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3818177547.610632 (0.390065%)</text:p>
      <text:p text:style-name="Standard"><text:s text:c="19"/>Total Used: 31414332456.959999 (12.101880%)</text:p>
      <text:p text:style-name="Standard"><text:s text:c="9"/>Volume Used by Zones: 9447067320.320000 (0.965113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Hints - Data files.</text:p>
      <text:p text:style-name="Standard"><text:s text:c="16"/>not(</text:p>
      <text:p text:style-name="Standard"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<text:soft-page-break/>Zone: 5.000000 Programs Programs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2.725184 (1.140346%)</text:p>
      <text:p text:style-name="Standard"><text:s text:c="16"/>Total: 2.725184 (10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1.172681 (0.000000%)</text:p>
      <text:p text:style-name="Standard"><text:s text:c="12"/>Files End: 21.172681</text:p>
      <text:p text:style-name="Standard"><text:s text:c="13"/>Zone End: 23.897865 (1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140346% (2.725184)</text:p>
      <text:p text:style-name="Standard"><text:s text:c="17"/></text:p>
      <text:p text:style-name="Standard"><text:s text:c="15"/>The desired min gap size. (GapRequested): 0.466086 <text:s/>(Loc) 21.638767</text:p>
      <text:p text:style-name="Standard"><text:s text:c="14"/>Must be half the zone size. (GapAdjusted): 0.000000 <text:s/>(---) 21.172681</text:p>
      <text:p text:style-name="Standard"><text:s text:c="15"/>Align to the volume evenly. (GapRounded): 2.725184 <text:s/>(---) 23.897865</text:p>
      <text:p text:style-name="Standard"><text:s text:c="10"/>The remaining space available. (GapAvailable): 59.653888 <text:s/>(---) 80.826569</text:p>
      <text:p text:style-name="Standard"><text:s text:c="6"/>The lower of adjusted and available. (GapCurrent): 2.725184 <text:s/>(---) 23.897865</text:p>
      <text:p text:style-name="Standard"><text:s text:c="4"/>(GapCurrent) after any code you inserted. (GapUsed): 2.725184 <text:s/>(---) 23.897865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7636355095.221266 (0.780130%)</text:p>
      <text:p text:style-name="Standard"><text:s text:c="19"/>Total Used: 53739167580.159996 (20.561825%)</text:p>
      <text:p text:style-name="Standard"><text:s text:c="9"/>Volume Used by Zones: 11162352025.600006 (1.140346%)</text:p>
      <text:p text:style-name="Standard"/>
      <text:p text:style-name="Standard"><text:soft-page-break/>Directory and Files Select:</text:p>
      <text:p text:style-name="Standard">---------------------------</text:p>
      <text:p text:style-name="Standard"># Script: ZoneDo ZoneTypeSelectOsPrograms</text:p>
      <text:p text:style-name="Standard"># Programs start.</text:p>
      <text:p text:style-name="Standard"># Mark: 1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oft-page-break/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oft-page-break/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<text:soft-page-break/>(</text:p>
      <text:p text:style-name="Standard"><text:s text:c="2"/># Bad idea. This pushed lots of programs and data to archive.</text:p>
      <text:p text:style-name="Standard"><text:s text:c="2"/># DirectoryName("$*")</text:p>
      <text:p text:style-name="Standard"><text:s text:c="2"/># or DirectoryName("0*")</text:p>
      <text:p text:style-name="Standard"><text:s text:c="2"/># or DirectoryName("1*")</text:p>
      <text:p text:style-name="Standard"><text:s text:c="2"/># or DirectoryName("2*")</text:p>
      <text:p text:style-name="Standard"><text:s text:c="2"/># or DirectoryName("3*")</text:p>
      <text:p text:style-name="Standard"><text:s text:c="2"/># or DirectoryName("4*")</text:p>
      <text:p text:style-name="Standard"><text:s text:c="2"/># or DirectoryName("5*")</text:p>
      <text:p text:style-name="Standard"><text:s text:c="2"/># or DirectoryName("6*")</text:p>
      <text:p text:style-name="Standard"><text:s text:c="2"/># or DirectoryName("7*")</text:p>
      <text:p text:style-name="Standard"><text:s text:c="2"/># or DirectoryName("8*")</text:p>
      <text:p text:style-name="Standard"><text:s text:c="2"/># or DirectoryName("9*")</text:p>
      <text:p text:style-name="Standard"><text:s text:c="2"/># or </text:p>
      <text:p text:style-name="Standard"><text:s text:c="2"/>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<text:soft-page-break/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Mark: 2</text:p>
      <text:p text:style-name="Standard"># Programs</text:p>
      <text:p text:style-name="Standard">and (</text:p>
      <text:p text:style-name="Standard"># Mark: 3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<text:soft-page-break/>)</text:p>
      <text:p text:style-name="Standard"># SystemDir end.</text:p>
      <text:p text:style-name="Standard"/>
      <text:p text:style-name="Standard"># Mark: 4</text:p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21"/># Script: ZoneDo ZoneTypeSelectOsDataDynamic</text:p>
      <text:p text:style-name="Standard"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><text:soft-page-break/></text:p>
      <text:p text:style-name="Standard"><text:s text:c="21"/>or </text:p>
      <text:p text:style-name="Standard"><text:s text:c="21"/>DirectoryName("Windows*")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5.000000 Programs Programs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2.725184 (1.140346%)</text:p>
      <text:p text:style-name="Standard"><text:s text:c="16"/>Total: 2.725184 (10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1.172681 (0.000000%)</text:p>
      <text:p text:style-name="Standard"><text:s text:c="12"/>Files End: 21.172681</text:p>
      <text:p text:style-name="Standard"><text:s text:c="13"/>Zone End: 23.897865 (1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140346% (2.725184)</text:p>
      <text:p text:style-name="Standard"><text:s text:c="17"/></text:p>
      <text:p text:style-name="Standard"><text:s text:c="15"/>The desired min gap size. (GapRequested): 0.466086 <text:s/>(Loc) 21.638767</text:p>
      <text:p text:style-name="Standard"><text:s text:c="14"/>Must be half the zone size. (GapAdjusted): 0.000000 <text:s/>(---) 21.172681</text:p>
      <text:p text:style-name="Standard"><text:s text:c="15"/>Align to the volume evenly. (GapRounded): 2.725184 <text:s/>(---) 23.897865</text:p>
      <text:p text:style-name="Standard"><text:s text:c="10"/>The remaining space available. (GapAvailable): 59.653888 <text:s/>(---) 80.826569</text:p>
      <text:p text:style-name="Standard"><text:soft-page-break/><text:s text:c="6"/>The lower of adjusted and available. (GapCurrent): 2.725184 <text:s/>(---) 23.897865</text:p>
      <text:p text:style-name="Standard"><text:s text:c="4"/>(GapCurrent) after any code you inserted. (GapUsed): 2.725184 <text:s/>(---) 23.897865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7636355095.221266 (0.780130%)</text:p>
      <text:p text:style-name="Standard"><text:s text:c="19"/>Total Used: 53739167580.159996 (20.561825%)</text:p>
      <text:p text:style-name="Standard"><text:s text:c="9"/>Volume Used by Zones: 11162352025.600006 (1.140346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Programs</text:p>
      <text:p text:style-name="Standard"># Programs start.</text:p>
      <text:p text:style-name="Standard"># Mark: 1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oft-page-break/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oft-page-break/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oft-page-break/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# Bad idea. This pushed lots of programs and data to archive.</text:p>
      <text:p text:style-name="Standard"><text:s text:c="2"/># DirectoryName("$*")</text:p>
      <text:p text:style-name="Standard"><text:s text:c="2"/># or DirectoryName("0*")</text:p>
      <text:p text:style-name="Standard"><text:s text:c="2"/># or DirectoryName("1*")</text:p>
      <text:p text:style-name="Standard"><text:s text:c="2"/># or DirectoryName("2*")</text:p>
      <text:p text:style-name="Standard"><text:s text:c="2"/># or DirectoryName("3*")</text:p>
      <text:p text:style-name="Standard"><text:s text:c="2"/># or DirectoryName("4*")</text:p>
      <text:p text:style-name="Standard"><text:s text:c="2"/># or DirectoryName("5*")</text:p>
      <text:p text:style-name="Standard"><text:s text:c="2"/># or DirectoryName("6*")</text:p>
      <text:p text:style-name="Standard"><text:s text:c="2"/># or DirectoryName("7*")</text:p>
      <text:p text:style-name="Standard"><text:s text:c="2"/># or DirectoryName("8*")</text:p>
      <text:p text:style-name="Standard"><text:s text:c="2"/># or DirectoryName("9*")</text:p>
      <text:p text:style-name="Standard"><text:s text:c="2"/># or </text:p>
      <text:p text:style-name="Standard"><text:s text:c="2"/>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oft-page-break/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Mark: 2</text:p>
      <text:p text:style-name="Standard"># Programs</text:p>
      <text:p text:style-name="Standard">and (</text:p>
      <text:p text:style-name="Standard"># Mark: 3</text:p>
      <text:p text:style-name="Standard"># SystemDir start.</text:p>
      <text:p text:style-name="Standard">(</text:p>
      <text:p text:style-name="Standard"><text:s text:c="2"/>DirectoryName("Boot*")</text:p>
      <text:p text:style-name="Standard"><text:soft-page-break/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Mark: 4</text:p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21"/># Script: ZoneDo ZoneTypeSelectOsDataDynamic</text:p>
      <text:p text:style-name="Standard"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oft-page-break/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21"/>or </text:p>
      <text:p text:style-name="Standard"><text:s text:c="21"/>DirectoryName("Windows*")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6.000000 ProgramsWindows !ZoneLabelProgramsWidows!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2.881185 (1.205625%)</text:p>
      <text:p text:style-name="Standard"><text:s text:c="16"/>Total: 2.881185 (14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0.575825 (0.000000%)</text:p>
      <text:p text:style-name="Standard"><text:s text:c="12"/>Files End: 30.575825</text:p>
      <text:p text:style-name="Standard"><text:s text:c="13"/>Zone End: 33.457010 (14.000000%)</text:p>
      <text:p text:style-name="Standard"><text:s text:c="6"/></text:p>
      <text:p text:style-name="Standard"><text:s text:c="3"/>Gap Settings:</text:p>
      <text:p text:style-name="Standard"><text:soft-page-break/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205625% (2.881185)</text:p>
      <text:p text:style-name="Standard"><text:s text:c="17"/></text:p>
      <text:p text:style-name="Standard"><text:s text:c="15"/>The desired min gap size. (GapRequested): 0.466086 <text:s/>(Loc) 31.041911</text:p>
      <text:p text:style-name="Standard"><text:s text:c="14"/>Must be half the zone size. (GapAdjusted): 0.000000 <text:s/>(---) 30.575825</text:p>
      <text:p text:style-name="Standard"><text:s text:c="15"/>Align to the volume evenly. (GapRounded): 2.881185 <text:s/>(---) 33.457010</text:p>
      <text:p text:style-name="Standard"><text:s text:c="10"/>The remaining space available. (GapAvailable): 57.022992 <text:s/>(---) 87.598817</text:p>
      <text:p text:style-name="Standard"><text:s text:c="6"/>The lower of adjusted and available. (GapCurrent): 2.881185 <text:s/>(---) 33.457010</text:p>
      <text:p text:style-name="Standard"><text:s text:c="4"/>(GapCurrent) after any code you inserted. (GapUsed): 2.881185 <text:s/>(---) 33.457010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1454532642.831900 (1.170195%)</text:p>
      <text:p text:style-name="Standard"><text:s text:c="19"/>Total Used: 76472126832.639984 (29.159389%)</text:p>
      <text:p text:style-name="Standard"><text:s text:c="9"/>Volume Used by Zones: 11801335562.240005 (1.205625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Windows folder.</text:p>
      <text:p text:style-name="Standard"><text:tab/><text:tab/><text:tab/><text:tab/># Script: ZoneDo ZoneTypeSelectOsPrograms</text:p>
      <text:p text:style-name="Standard"># Programs start.</text:p>
      <text:p text:style-name="Standard"># Mark: 1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oft-page-break/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oft-page-break/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<text:soft-page-break/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# Bad idea. This pushed lots of programs and data to archive.</text:p>
      <text:p text:style-name="Standard"><text:s text:c="2"/># DirectoryName("$*")</text:p>
      <text:p text:style-name="Standard"><text:s text:c="2"/># or DirectoryName("0*")</text:p>
      <text:p text:style-name="Standard"><text:s text:c="2"/># or DirectoryName("1*")</text:p>
      <text:p text:style-name="Standard"><text:s text:c="2"/># or DirectoryName("2*")</text:p>
      <text:p text:style-name="Standard"><text:s text:c="2"/># or DirectoryName("3*")</text:p>
      <text:p text:style-name="Standard"><text:s text:c="2"/># or DirectoryName("4*")</text:p>
      <text:p text:style-name="Standard"><text:s text:c="2"/># or DirectoryName("5*")</text:p>
      <text:p text:style-name="Standard"><text:s text:c="2"/># or DirectoryName("6*")</text:p>
      <text:p text:style-name="Standard"><text:s text:c="2"/># or DirectoryName("7*")</text:p>
      <text:p text:style-name="Standard"><text:s text:c="2"/># or DirectoryName("8*")</text:p>
      <text:p text:style-name="Standard"><text:s text:c="2"/># or DirectoryName("9*")</text:p>
      <text:p text:style-name="Standard"><text:s text:c="2"/># or </text:p>
      <text:p text:style-name="Standard"><text:s text:c="2"/>DirectoryName("dllcache")</text:p>
      <text:p text:style-name="Standard"><text:s text:c="2"/>or DirectoryName("Downloaded Installations")</text:p>
      <text:p text:style-name="Standard"><text:soft-page-break/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<text:soft-page-break/># NotBlobsArchivesBu</text:p>
      <text:p text:style-name="Standard">) )</text:p>
      <text:p text:style-name="Standard"># NotBlobsArchivesBu end.</text:p>
      <text:p text:style-name="Standard"/>
      <text:p text:style-name="Standard"># Mark: 2</text:p>
      <text:p text:style-name="Standard"># Programs</text:p>
      <text:p text:style-name="Standard">and (</text:p>
      <text:p text:style-name="Standard"># Mark: 3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Mark: 4</text:p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16"/># Script: ZoneDo ZoneTypeSelectOsDataDynamic</text:p>
      <text:p text:style-name="Standard"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oft-page-break/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6.000000 ProgramsWindows !ZoneLabelProgramsWidows!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2.881185 (1.205625%)</text:p>
      <text:p text:style-name="Standard"><text:s text:c="16"/>Total: 2.881185 (14.000000%)</text:p>
      <text:p text:style-name="Standard"/>
      <text:p text:style-name="Standard"><text:s text:c="8"/>Files/folders: <text:s text:c="16"/>0 (0.000000%) </text:p>
      <text:p text:style-name="Standard"><text:soft-page-break/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0.575825 (0.000000%)</text:p>
      <text:p text:style-name="Standard"><text:s text:c="12"/>Files End: 30.575825</text:p>
      <text:p text:style-name="Standard"><text:s text:c="13"/>Zone End: 33.457010 (14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205625% (2.881185)</text:p>
      <text:p text:style-name="Standard"><text:s text:c="17"/></text:p>
      <text:p text:style-name="Standard"><text:s text:c="15"/>The desired min gap size. (GapRequested): 0.466086 <text:s/>(Loc) 31.041911</text:p>
      <text:p text:style-name="Standard"><text:s text:c="14"/>Must be half the zone size. (GapAdjusted): 0.000000 <text:s/>(---) 30.575825</text:p>
      <text:p text:style-name="Standard"><text:s text:c="15"/>Align to the volume evenly. (GapRounded): 2.881185 <text:s/>(---) 33.457010</text:p>
      <text:p text:style-name="Standard"><text:s text:c="10"/>The remaining space available. (GapAvailable): 57.022992 <text:s/>(---) 87.598817</text:p>
      <text:p text:style-name="Standard"><text:s text:c="6"/>The lower of adjusted and available. (GapCurrent): 2.881185 <text:s/>(---) 33.457010</text:p>
      <text:p text:style-name="Standard"><text:s text:c="4"/>(GapCurrent) after any code you inserted. (GapUsed): 2.881185 <text:s/>(---) 33.457010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1454532642.831900 (1.170195%)</text:p>
      <text:p text:style-name="Standard"><text:s text:c="19"/>Total Used: 76472126832.639984 (29.159389%)</text:p>
      <text:p text:style-name="Standard"><text:s text:c="9"/>Volume Used by Zones: 11801335562.240005 (1.205625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Windows folder.</text:p>
      <text:p text:style-name="Standard"><text:tab/><text:tab/><text:tab/><text:tab/># Script: ZoneDo ZoneTypeSelectOsPrograms</text:p>
      <text:p text:style-name="Standard"># Programs start.</text:p>
      <text:p text:style-name="Standard"># Mark: 1</text:p>
      <text:p text:style-name="Standard"># NotBlobsArchivesBu start.</text:p>
      <text:p text:style-name="Standard">(not (</text:p>
      <text:p text:style-name="Standard"><text:soft-page-break/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><text:soft-page-break/></text:p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oft-page-break/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# Bad idea. This pushed lots of programs and data to archive.</text:p>
      <text:p text:style-name="Standard"><text:s text:c="2"/># DirectoryName("$*")</text:p>
      <text:p text:style-name="Standard"><text:s text:c="2"/># or DirectoryName("0*")</text:p>
      <text:p text:style-name="Standard"><text:s text:c="2"/># or DirectoryName("1*")</text:p>
      <text:p text:style-name="Standard"><text:s text:c="2"/># or DirectoryName("2*")</text:p>
      <text:p text:style-name="Standard"><text:s text:c="2"/># or DirectoryName("3*")</text:p>
      <text:p text:style-name="Standard"><text:soft-page-break/><text:s text:c="2"/># or DirectoryName("4*")</text:p>
      <text:p text:style-name="Standard"><text:s text:c="2"/># or DirectoryName("5*")</text:p>
      <text:p text:style-name="Standard"><text:s text:c="2"/># or DirectoryName("6*")</text:p>
      <text:p text:style-name="Standard"><text:s text:c="2"/># or DirectoryName("7*")</text:p>
      <text:p text:style-name="Standard"><text:s text:c="2"/># or DirectoryName("8*")</text:p>
      <text:p text:style-name="Standard"><text:s text:c="2"/># or DirectoryName("9*")</text:p>
      <text:p text:style-name="Standard"><text:s text:c="2"/># or </text:p>
      <text:p text:style-name="Standard"><text:s text:c="2"/>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oft-page-break/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Mark: 2</text:p>
      <text:p text:style-name="Standard"># Programs</text:p>
      <text:p text:style-name="Standard">and (</text:p>
      <text:p text:style-name="Standard"># Mark: 3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Mark: 4</text:p>
      <text:p text:style-name="Standard"># Programs</text:p>
      <text:p text:style-name="Standard">)</text:p>
      <text:p text:style-name="Standard"># Programs end.</text:p>
      <text:p text:style-name="Standard"><text:soft-page-break/></text:p>
      <text:p text:style-name="Standard"><text:s text:c="16"/>and not(</text:p>
      <text:p text:style-name="Standard"><text:s text:c="16"/># Script: ZoneDo ZoneTypeSelectOsDataDynamic</text:p>
      <text:p text:style-name="Standard"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<text:soft-page-break/>Zone: 7.000000 ProgramsData ProgramsData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3.444209 (1.441221%)</text:p>
      <text:p text:style-name="Standard"><text:s text:c="16"/>Total: 3.444209 (16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4.792374 (0.000000%)</text:p>
      <text:p text:style-name="Standard"><text:s text:c="12"/>Files End: 34.792374</text:p>
      <text:p text:style-name="Standard"><text:s text:c="13"/>Zone End: 38.236583 (16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441221% (3.444209)</text:p>
      <text:p text:style-name="Standard"><text:s text:c="17"/></text:p>
      <text:p text:style-name="Standard"><text:s text:c="15"/>The desired min gap size. (GapRequested): 0.466086 <text:s/>(Loc) 35.258460</text:p>
      <text:p text:style-name="Standard"><text:s text:c="14"/>Must be half the zone size. (GapAdjusted): 0.000000 <text:s/>(---) 34.792374</text:p>
      <text:p text:style-name="Standard"><text:s text:c="15"/>Align to the volume evenly. (GapRounded): 3.444209 <text:s/>(---) 38.236583</text:p>
      <text:p text:style-name="Standard"><text:s text:c="10"/>The remaining space available. (GapAvailable): 53.965362 <text:s/>(---) 88.757736</text:p>
      <text:p text:style-name="Standard"><text:s text:c="6"/>The lower of adjusted and available. (GapCurrent): 3.444209 <text:s/>(---) 38.236583</text:p>
      <text:p text:style-name="Standard"><text:s text:c="4"/>(GapCurrent) after any code you inserted. (GapUsed): 3.444209 <text:s/>(---) 38.23658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5272710190.442533 (1.560260%)</text:p>
      <text:p text:style-name="Standard"><text:s text:c="19"/>Total Used: 104492685557.759980 (39.838870%)</text:p>
      <text:p text:style-name="Standard"><text:s text:c="9"/>Volume Used by Zones: 14107481538.559998 (1.441221%)</text:p>
      <text:p text:style-name="Standard"/>
      <text:p text:style-name="Standard"><text:soft-page-break/>Directory and Files Select:</text:p>
      <text:p text:style-name="Standard">---------------------------</text:p>
      <text:p text:style-name="Standard"/>
      <text:p text:style-name="Standard"><text:s text:c="16"/># Programs - Data files.</text:p>
      <text:p text:style-name="Standard"><text:s text:c="16"/>not(</text:p>
      <text:p text:style-name="Standard"><text:s text:c="16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7.000000 ProgramsData ProgramsData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3.444209 (1.441221%)</text:p>
      <text:p text:style-name="Standard"><text:s text:c="16"/>Total: 3.444209 (16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4.792374 (0.000000%)</text:p>
      <text:p text:style-name="Standard"><text:s text:c="12"/>Files End: 34.792374</text:p>
      <text:p text:style-name="Standard"><text:soft-page-break/><text:s text:c="13"/>Zone End: 38.236583 (16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441221% (3.444209)</text:p>
      <text:p text:style-name="Standard"><text:s text:c="17"/></text:p>
      <text:p text:style-name="Standard"><text:s text:c="15"/>The desired min gap size. (GapRequested): 0.466086 <text:s/>(Loc) 35.258460</text:p>
      <text:p text:style-name="Standard"><text:s text:c="14"/>Must be half the zone size. (GapAdjusted): 0.000000 <text:s/>(---) 34.792374</text:p>
      <text:p text:style-name="Standard"><text:s text:c="15"/>Align to the volume evenly. (GapRounded): 3.444209 <text:s/>(---) 38.236583</text:p>
      <text:p text:style-name="Standard"><text:s text:c="10"/>The remaining space available. (GapAvailable): 53.965362 <text:s/>(---) 88.757736</text:p>
      <text:p text:style-name="Standard"><text:s text:c="6"/>The lower of adjusted and available. (GapCurrent): 3.444209 <text:s/>(---) 38.236583</text:p>
      <text:p text:style-name="Standard"><text:s text:c="4"/>(GapCurrent) after any code you inserted. (GapUsed): 3.444209 <text:s/>(---) 38.23658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5272710190.442533 (1.560260%)</text:p>
      <text:p text:style-name="Standard"><text:s text:c="19"/>Total Used: 104492685557.759980 (39.838870%)</text:p>
      <text:p text:style-name="Standard"><text:s text:c="9"/>Volume Used by Zones: 14107481538.559998 (1.441221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Data files.</text:p>
      <text:p text:style-name="Standard"><text:s text:c="16"/>not(</text:p>
      <text:p text:style-name="Standard"><text:s text:c="16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oft-page-break/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8.000000 IdeScripts IdeScripts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0.537435 (0.224888%)</text:p>
      <text:p text:style-name="Standard"><text:s text:c="16"/>Total: 0.537435 (17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40.088935 (0.000000%)</text:p>
      <text:p text:style-name="Standard"><text:s text:c="12"/>Files End: 40.088935</text:p>
      <text:p text:style-name="Standard"><text:s text:c="13"/>Zone End: 40.626370 (17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1.000000%</text:p>
      <text:p text:style-name="Standard"><text:s text:c="12"/>Actual Gap: 0.224888% (0.537435)</text:p>
      <text:p text:style-name="Standard"><text:s text:c="17"/></text:p>
      <text:p text:style-name="Standard"><text:s text:c="15"/>The desired min gap size. (GapRequested): 2.330431 <text:s/>(Loc) 42.419366</text:p>
      <text:p text:style-name="Standard"><text:s text:c="14"/>Must be half the zone size. (GapAdjusted): 0.000000 <text:s/>(---) 40.088935</text:p>
      <text:p text:style-name="Standard"><text:s text:c="15"/>Align to the volume evenly. (GapRounded): 0.537435 <text:s/>(---) 40.626370</text:p>
      <text:p text:style-name="Standard"><text:s text:c="10"/>The remaining space available. (GapAvailable): 50.488974 <text:s/>(---) 90.577909</text:p>
      <text:p text:style-name="Standard"><text:s text:c="6"/>The lower of adjusted and available. (GapCurrent): 0.537435 <text:s/>(---) 40.626370</text:p>
      <text:p text:style-name="Standard"><text:s text:c="4"/>(GapCurrent) after any code you inserted. (GapUsed): 0.537435 <text:s/>(---) 40.626370</text:p>
      <text:p text:style-name="Standard"><text:s text:c="5"/></text:p>
      <text:p text:style-name="Standard"><text:soft-page-break/><text:s text:c="3"/>Free Space after Zone:</text:p>
      <text:p text:style-name="Standard"><text:s text:c="3"/>------------------------</text:p>
      <text:p text:style-name="Standard"><text:s text:c="14"/>Total Requested: 34363597928.495697 (3.510586%)</text:p>
      <text:p text:style-name="Standard"><text:s text:c="19"/>Total Used: 118683916943.359990 (45.255135%)</text:p>
      <text:p text:style-name="Standard"><text:s text:c="9"/>Volume Used by Zones: 2201333022.720001 (0.224888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IdeScripts</text:p>
      <text:p text:style-name="Standard"># IdeScript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oft-page-break/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<text:soft-page-break/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oft-page-break/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# Bad idea. This pushed lots of programs and data to archive.</text:p>
      <text:p text:style-name="Standard"><text:s text:c="2"/># DirectoryName("$*")</text:p>
      <text:p text:style-name="Standard"><text:s text:c="2"/># or DirectoryName("0*")</text:p>
      <text:p text:style-name="Standard"><text:s text:c="2"/># or DirectoryName("1*")</text:p>
      <text:p text:style-name="Standard"><text:s text:c="2"/># or DirectoryName("2*")</text:p>
      <text:p text:style-name="Standard"><text:s text:c="2"/># or DirectoryName("3*")</text:p>
      <text:p text:style-name="Standard"><text:s text:c="2"/># or DirectoryName("4*")</text:p>
      <text:p text:style-name="Standard"><text:s text:c="2"/># or DirectoryName("5*")</text:p>
      <text:p text:style-name="Standard"><text:s text:c="2"/># or DirectoryName("6*")</text:p>
      <text:p text:style-name="Standard"><text:s text:c="2"/># or DirectoryName("7*")</text:p>
      <text:p text:style-name="Standard"><text:s text:c="2"/># or DirectoryName("8*")</text:p>
      <text:p text:style-name="Standard"><text:s text:c="2"/># or DirectoryName("9*")</text:p>
      <text:p text:style-name="Standard"><text:s text:c="2"/># or </text:p>
      <text:p text:style-name="Standard"><text:s text:c="2"/>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<text:soft-page-break/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IdeScripts</text:p>
      <text:p text:style-name="Standard">and ( </text:p>
      <text:p text:style-name="Standard"># Ide start.</text:p>
      <text:p text:style-name="Standard">(</text:p>
      <text:p text:style-name="Standard"><text:s text:c="4"/>DirectoryName("Ide*")</text:p>
      <text:p text:style-name="Standard"><text:s text:c="4"/>or DirectoryName("Java*")</text:p>
      <text:p text:style-name="Standard"><text:s text:c="4"/>or DirectoryName("Os")</text:p>
      <text:p text:style-name="Standard">)</text:p>
      <text:p text:style-name="Standard"># Ide end.</text:p>
      <text:p text:style-name="Standard"/>
      <text:p text:style-name="Standard"># IdeScripts</text:p>
      <text:p text:style-name="Standard"><text:soft-page-break/>or <text:s/></text:p>
      <text:p text:style-name="Standard"># Scripts start.</text:p>
      <text:p text:style-name="Standard">(</text:p>
      <text:p text:style-name="Standard"><text:s text:c="2"/>DirectoryName("*Script*")</text:p>
      <text:p text:style-name="Standard">)</text:p>
      <text:p text:style-name="Standard"># Scripts end.</text:p>
      <text:p text:style-name="Standard"/>
      <text:p text:style-name="Standard"># IdeScripts</text:p>
      <text:p text:style-name="Standard">)</text:p>
      <text:p text:style-name="Standard"># IdeScripts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G Horsman</meta:initial-creator>
    <meta:creation-date>2021-11-23T09:52:14.64</meta:creation-date>
    <dc:date>2021-11-23T13:30:44.69</dc:date>
    <dc:creator>David G Horsman</dc:creator>
    <meta:editing-duration>PT3H39M9S</meta:editing-duration>
    <meta:editing-cycles>3</meta:editing-cycles>
    <meta:generator>OpenOffice/4.1.11$Win32 OpenOffice.org_project/4111m1$Build-9808</meta:generator>
    <meta:document-statistic meta:table-count="0" meta:image-count="0" meta:object-count="0" meta:page-count="74" meta:paragraph-count="2348" meta:word-count="6727" meta:character-count="82039"/>
  </office:meta>
</office:document-meta>
</file>